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7.06cm" fo:min-width="0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cm" svg:height="27.31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.0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0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0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.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.4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4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4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.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.8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.8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.8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2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2.2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2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2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2.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2.6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2.6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2.6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3.0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0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0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3.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3.4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4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4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3.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3.8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3.8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3.8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4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4.2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2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2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4.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4.6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4.6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4.6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5.0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0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0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5.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5.4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4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4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5.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5.8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5.8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5.8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6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6.2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2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2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6.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6.6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6.6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6.6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7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7.0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0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0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7.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7.4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4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4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7.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7.8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7.8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7.8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8.2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2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2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8.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8.6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8.6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8.6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9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9.0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0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0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9.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9.4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4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4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9.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9.8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9.8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9.8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0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2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2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0.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0.6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0.6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0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0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1.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4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4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1.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1.8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1.8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2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2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2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2.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2.6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2.6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0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0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3.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4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4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3.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3.8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3.8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4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2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2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4.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4.6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4.6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0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0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5.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4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4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5.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5.8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5.8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6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2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2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6.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6.6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6.6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7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0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0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7.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4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4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7.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7.8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7.8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2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2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8.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8.6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8.6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9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0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05cm" svg:y="26.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cm" svg:height="27.31cm" svg:x="19.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1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3.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3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4.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4.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8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8.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9.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9.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11.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13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14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16.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18.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19.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2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23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23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24.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0.36cm" svg:x="19.45cm" svg:y="26.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cm" svg:height="0.18cm" svg:x="19.45cm" svg:y="26.4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1:07:39.045000000</meta:creation-date>
    <dc:date>2018-10-05T23:14:46.347495909</dc:date>
    <meta:editing-duration>PT6H41M17S</meta:editing-duration>
    <meta:editing-cycles>23</meta:editing-cycles>
    <meta:generator>LibreOffice/6.1.0.3$MacOSX_X86_64 LibreOffice_project/efb621ed25068d70781dc026f7e9c5187a4decd1</meta:generator>
    <meta:print-date>2018-10-05T23:12:36.135218176</meta:print-date>
    <meta:document-statistic meta:object-count="1598"/>
  </office:meta>
</office:document-meta>
</file>